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cd7a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9">
        <text:h text:style-name="Heading_20_2" text:outline-level="2"><text:bookmark-start text:name="__RefHeading___Toc7306_1464965999"/>Sidebar: <text:span text:style-name="T1">Tags</text:span><text:bookmark-end text:name="__RefHeading___Toc7306_1464965999"/>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1T06:07:50.002000000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5.1.1.3$Windows_X86_64 LibreOffice_project/89f508ef3ecebd2cfb8e1def0f0ba9a803b88a6d</meta:generator>
  </office:meta>
</office:document-meta>
</file>